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39ef3" officeooo:paragraph-rsid="00039ef3"/>
    </style:style>
    <style:style style:name="P2" style:family="paragraph" style:parent-style-name="Title">
      <style:text-properties officeooo:rsid="00039ef3" officeooo:paragraph-rsid="00039ef3"/>
    </style:style>
    <style:style style:name="P3" style:family="paragraph" style:parent-style-name="Text_20_body">
      <style:text-properties officeooo:rsid="00044c45" officeooo:paragraph-rsid="00044c45"/>
    </style:style>
    <style:style style:name="P4" style:family="paragraph" style:parent-style-name="Heading_20_1">
      <style:text-properties officeooo:rsid="00039ef3" officeooo:paragraph-rsid="00039ef3"/>
    </style:style>
    <style:style style:name="P5" style:family="paragraph" style:parent-style-name="Heading_20_1">
      <style:text-properties officeooo:rsid="00044c45" officeooo:paragraph-rsid="00044c45"/>
    </style:style>
    <style:style style:name="P6" style:family="paragraph" style:parent-style-name="Text_20_body" style:list-style-name="L1">
      <style:text-properties officeooo:rsid="00044c45" officeooo:paragraph-rsid="00044c45"/>
    </style:style>
    <style:style style:name="T1" style:family="text">
      <style:text-properties officeooo:rsid="00044c45"/>
    </style:style>
    <style:style style:name="T2" style:family="text">
      <style:text-properties officeooo:rsid="0004af4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EAM ADVENTURE DOC</text:p>
      <text:h text:style-name="P4" text:outline-level="1">Goal</text:h>
      <text:p text:style-name="P1">To create a game that shares some of my experiences as a trans woman.</text:p>
      <text:h text:style-name="P4" text:outline-level="1">Basic Plot</text:h>
      <text:p text:style-name="P1">Two trans women discover themselves and their love for each other through traveling between worlds via an alien artifact. Kat starts transition and <text:span text:style-name="T1">Rose</text:span> learns herself and her queer love and accepting herself despite outside perceptions of her.</text:p>
      <text:h text:style-name="P5" text:outline-level="1">Story</text:h>
      <text:p text:style-name="P3">They both live with parents. Kat moves in the house next to Rose’s. Cops have a barricade up. Rose takes bread and jam to Kat and her dad. Kat answers the door after time and takes the gift, then goes inside. Rose goes back home. She can choose to play a game with her little sister or go to sleep. If she goes to sleep, she sleeps through dinner, otherwise the player sees a scene with her family eating dinner, where she passes out. She wakes up in bad later at night, and goes outside for a walk. She goes to a nearby park with raised sidewalks over swampland. Rose finds a crashed ship with police tape on it. She sees a strange rainbow colored cube nearby and takes it home with her. On the way back she sees Kat smoking weed outside. They smoke and chat a bit before kissing each other. After the kiss, the screen changes colors and fades out. They awake next to each other in a strange train station full of Orbwebs. They travel through the station before coming to a TV. They see a beautiful woman on the screen <text:span text:style-name="T2">that resembles Kat</text:span>, and when they touch it they fall into the tv and enter a mushroom world. After exploring a bit they are attacked by a parasite mushroom spider. They fight it off. They find an old woman who calls them both beautiful. She gives them a mushroom and they eat it and move to a floating island (TBD)</text:p>
      <text:h text:style-name="P5" text:outline-level="1">Worlds</text:h>
      <text:list text:style-name="L1">
        <text:list-item>
          <text:p text:style-name="P6">Mushroom</text:p>
        </text:list-item>
        <text:list-item>
          <text:p text:style-name="P6">Subway Station</text:p>
        </text:list-item>
        <text:list-item>
          <text:p text:style-name="P6">Floating Island</text:p>
        </text:list-item>
        <text:list-item>
          <text:p text:style-name="P6">Glass Castle</text:p>
        </text:list-item>
        <text:list-item>
          <text:p text:style-name="P6">Dark World (red/black, very dream-ish)</text:p>
        </text:list-item>
      </text:list>
      <text:h text:style-name="P4" text:outline-level="1"><text:soft-page-break/>Various Ideas</text:h>
      <text:p text:style-name="P1">Deadnames are displayed as glitch characters. <text:span text:style-name="T1">Rose</text:span> deals with family similar to my own. <text:span text:style-name="T1">Rose finds an alien artifact. Kat and Rose kiss and they start hopping worlds after the alien artifact reacts to their emotions. They have the choice to never go back to earth and stay in any of the worlds they choose to or to go back home. Party dialogue between th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2T16:16:32.704000000</meta:creation-date>
    <dc:date>2023-11-13T18:48:53.343000000</dc:date>
    <meta:editing-duration>PT1H21M17S</meta:editing-duration>
    <meta:editing-cycles>3</meta:editing-cycles>
    <meta:generator>LibreOffice/7.4.2.3$Windows_X86_64 LibreOffice_project/382eef1f22670f7f4118c8c2dd222ec7ad009daf</meta:generator>
    <meta:document-statistic meta:table-count="0" meta:image-count="0" meta:object-count="0" meta:page-count="2" meta:paragraph-count="15" meta:word-count="399" meta:character-count="2153" meta:non-whitespace-character-count="1774"/>
  </office:meta>
</office:document-meta>
</file>